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aco" svg:font-family="Monaco, Menlo, Consolas, 'Courier New',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padding="0.0291in" fo:border-left="none" fo:border-right="none" fo:border-top="none" fo:border-bottom="0.0008in solid #000000" style:join-border="false"/>
    </style:style>
    <style:style style:name="P2" style:family="paragraph" style:parent-style-name="Preformatted_20_Text">
      <style:paragraph-properties fo:margin-left="0in" fo:margin-right="0in" fo:margin-top="0in" fo:margin-bottom="0.1252in" fo:orphans="2" fo:widows="2" fo:text-indent="0in" style:auto-text-indent="false" fo:background-color="#f5f5f5" fo:padding="0.0937in" fo:border="0.0008in solid #c7cdd1">
        <style:background-image/>
      </style:paragraph-properties>
    </style:style>
    <style:style style:name="P3" style:family="paragraph" style:parent-style-name="Standard">
      <style:paragraph-properties fo:padding="0.0291in" fo:border-left="none" fo:border-right="none" fo:border-top="none" fo:border-bottom="0.0008in solid #000000" style:join-border="false"/>
    </style:style>
    <style:style style:name="T1" style:family="text">
      <style:text-properties fo:font-variant="normal" fo:text-transform="none" fo:color="#2d3b45" style:font-name="Monaco" fo:letter-spacing="normal" fo:font-style="normal" fo:font-weight="bold"/>
    </style:style>
    <style:style style:name="T2" style:family="text">
      <style:text-properties fo:font-variant="normal" fo:text-transform="none" fo:color="#2d3b45" fo:letter-spacing="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odule 5</text:p>
      <text:p text:style-name="Standard">Introduction to jQuery</text:p>
      <text:p text:style-name="Standard"/>
      <text:p text:style-name="Standard">How to include the jQuery file from a Content Delivery Network (CDN)</text:p>
      <text:p text:style-name="Standard">-this goes in the html code</text:p>
      <text:p text:style-name="P2"><text:span text:style-name="Strong_20_Emphasis"><text:span text:style-name="T2"><text:s/></text:span></text:span><text:span text:style-name="Strong_20_Emphasis"><text:span text:style-name="T1">&lt;script src="https://code.jquery.com/jquery-3.2.1.min.js"&gt;&lt;/script&gt; </text:span></text:span></text:p>
      <text:p text:style-name="Standard"/>
      <text:p text:style-name="Standard">7.1</text:p>
      <text:p text:style-name="Standard"><text:a xlink:type="simple" xlink:href="http://www.jQuery.com/" text:style-name="Internet_20_link" text:visited-style-name="Visited_20_Internet_20_Link">www.jQuery.com</text:a></text:p>
      <text:p text:style-name="Standard">-we're going to use a jquery script tag to make the features of jquery available in your program</text:p>
      <text:p text:style-name="Standard">-jquery is written like javascript, though jquery has its own approach</text:p>
      <text:p text:style-name="Standard"/>
      <text:p text:style-name="Standard">What jQuery offers</text:p>
      <text:p text:style-name="Standard">-dozens of methods that make it easier to add js features to your web pages</text:p>
      <text:p text:style-name="Standard">-methods that are tested for cross-browser compatibility</text:p>
      <text:p text:style-name="Standard"/>
      <text:p text:style-name="Standard">Basics of jQuery Programming</text:p>
      <text:p text:style-name="Standard">-The syntax for a jQuery selector:</text:p>
      <text:p text:style-name="Standard">$(“selector)</text:p>
      <text:p text:style-name="Standard">-exactly the same as a CSS selector</text:p>
      <text:p text:style-name="Standard">-must have a good understanding CSS element selection to use jQuery</text:p>
      <text:p text:style-name="Standard">CSSL p</text:p>
      <text:p text:style-name="Standard">jQuery: “p”</text:p>
      <text:p text:style-name="Standard">-so for example, we would use $(“p”)</text:p>
      <text:p text:style-name="Standard">-it is extremely similar to our dollar sign shortcut used in previous modules</text:p>
      <text:p text:style-name="Standard"/>
      <text:p text:style-name="Standard">How to Select elements by element, id, and class</text:p>
      <text:p text:style-name="Standard">-by element type. All &lt;p&gt; elements in the entire document</text:p>
      <text:p text:style-name="Standard">$(“p”)</text:p>
      <text:p text:style-name="Standard">-by id. The element with “faqs” as its id</text:p>
      <text:p text:style-name="Standard">$(“faqs”)</text:p>
      <text:p text:style-name="Standard">-by class. All elements with “plus” as a class</text:p>
      <text:p text:style-name="Standard">$(“.plus”)</text:p>
      <text:p text:style-name="Standard">-notice that it's the same symbols used to access classes and ids in CSS</text:p>
      <text:p text:style-name="Standard"/>
      <text:p text:style-name="Standard">How to select elements by relationship</text:p>
      <text:p text:style-name="Standard">-descendants: all &lt;p&gt; elements that are descendants of the section element</text:p>
      <text:p text:style-name="Standard">$(“#faqs p”)</text:p>
      <text:p text:style-name="Standard">just like CSS with the space and its descending selector</text:p>
      <text:p text:style-name="Standard">-adjacent siblings: all div elements that are adjacent siblings of h2 elements</text:p>
      <text:p text:style-name="Standard">$(“h2 + div”)</text:p>
      <text:p text:style-name="Standard">-general siblings: all &lt;p&gt; elements that are siblings of ul elements</text:p>
      <text:p text:style-name="Standard">$(“ul ~ p”)</text:p>
      <text:p text:style-name="Standard">-children: all ul elements that are children of div elements</text:p>
      <text:p text:style-name="Standard">$(“div &gt; ul”)</text:p>
      <text:p text:style-name="Standard">-we are getting a lot of power here without having to use something like a loop</text:p>
      <text:p text:style-name="Standard"/>
      <text:p text:style-name="Standard"><text:soft-page-break/></text:p>
      <text:p text:style-name="Standard"/>
      <text:p text:style-name="Standard">jQuery Methods</text:p>
      <text:p text:style-name="Standard">-The syntax for calling a jQuery method</text:p>
      <text:p text:style-name="Standard">$(“selector”),methodName(parameters)</text:p>
      <text:p text:style-name="Standard"/>
      <text:p text:style-name="Standard">Some common jQuery methods</text:p>
      <text:p text:style-name="Standard">-val()</text:p>
      <text:p text:style-name="Standard">-val(value)</text:p>
      <text:p text:style-name="Standard">-test()</text:p>
      <text:p text:style-name="Standard">-test(value)</text:p>
      <text:p text:style-name="Standard">-next([type])</text:p>
      <text:p text:style-name="Standard">-submit()</text:p>
      <text:p text:style-name="Standard">0focus()</text:p>
      <text:p text:style-name="Standard"/>
      <text:p text:style-name="Standard">Examples that call jquery methods</text:p>
      <text:p text:style-name="Standard">-how to get the value from a text box</text:p>
      <text:p text:style-name="Standard">var gallons = $(“gallons”).val();</text:p>
      <text:p text:style-name="Standard">(empty set of parentheses with a method tends to imply that it's getting something)</text:p>
      <text:p text:style-name="Standard">(remember that jquery is javascript but written in a specific way)</text:p>
      <text:p text:style-name="Standard">-how to set the value for an input element</text:p>
      <text:p text:style-name="Standard">$(“#gallons”).val(“”);</text:p>
      <text:p text:style-name="Standard">(this example wipes out the message because of the empty quotes)</text:p>
      <text:p text:style-name="Standard">-how to set the text in an element</text:p>
      <text:p text:style-name="Standard">$(“#email_address_error”).text(“Email is required”);</text:p>
      <text:p text:style-name="Standard">-how to submit a form</text:p>
      <text:p text:style-name="Standard">$(“#join_list”).submit();</text:p>
      <text:p text:style-name="Standard">-how to move the focus to a form control or link</text:p>
      <text:p text:style-name="Standard">$(“#email_address”).focus();</text:p>
      <text:p text:style-name="Standard"/>
      <text:p text:style-name="Standard">Simple Example:</text:p>
      <text:p text:style-name="Standard">//get in the habit of putting this ready statement early</text:p>
      <text:p text:style-name="Standard">//this makes sure everything is ready to be run</text:p>
      <text:p text:style-name="Standard">//this uses an anonymous function to run the function when it's ready</text:p>
      <text:p text:style-name="Standard">$(document).ready(function() {</text:p>
      <text:p text:style-name="Standard"><text:tab/>//pound sign means it's looking for the id of click me</text:p>
      <text:p text:style-name="Standard"><text:tab/>//(in this example it's a button)</text:p>
      <text:p text:style-name="Standard"><text:tab/>//.click attatches an event listener, when it is clicked we want a function to execute</text:p>
      <text:p text:style-name="Standard"><text:tab/>//notice that it's click and not onClick like before</text:p>
      <text:p text:style-name="Standard"><text:tab/>$(“#clickme”).click(function () {</text:p>
      <text:p text:style-name="Standard"><text:tab/><text:tab/>//this function looks like regular js with this exception</text:p>
      <text:p text:style-name="Standard"><text:tab/><text:tab/>//using the .val() similar to getElementById, but this is how jquery does it</text:p>
      <text:p text:style-name="Standard"><text:tab/><text:tab/>var myfirst = $(“#firstname”).val();</text:p>
      <text:p text:style-name="Standard"/>
      <text:p text:style-name="Standard"><text:tab/><text:tab/>if (myFirst == 'Steve')</text:p>
      <text:p text:style-name="Standard"><text:tab/><text:tab/>{</text:p>
      <text:p text:style-name="Standard"><text:tab/><text:tab/><text:tab/>alert('Hi Professor');</text:p>
      <text:p text:style-name="Standard"><text:tab/><text:tab/>{</text:p>
      <text:p text:style-name="Standard"><text:tab/><text:tab/>else </text:p>
      <text:p text:style-name="Standard"><text:soft-page-break/><text:tab/><text:tab/>{</text:p>
      <text:p text:style-name="Standard"><text:tab/><text:tab/><text:tab/>alert('Hi ' + myfirst);</text:p>
      <text:p text:style-name="Standard"><text:tab/><text:tab/>}</text:p>
      <text:p text:style-name="Standard"><text:tab/>}) //end of click handler</text:p>
      <text:p text:style-name="Standard">}) <text:s/>//end of ready</text:p>
      <text:p text:style-name="P1">-make sure to unwind code if you're having issues with this, there are a lot of parentheses and curly braces</text:p>
      <text:p text:style-name="Standard"/>
      <text:p text:style-name="Standard"/>
      <text:p text:style-name="Standard">Module 5.2. Data Validation</text:p>
      <text:p text:style-name="Standard"/>
      <text:p text:style-name="Standard">jQuery Event Methods</text:p>
      <text:p text:style-name="Standard">-the syntax for a jQuery event method</text:p>
      <text:p text:style-name="Standard">$(selector).eventMethodName(function() {</text:p>
      <text:p text:style-name="Standard"><text:tab/>// the statements of the event handler</text:p>
      <text:p text:style-name="Standard">});</text:p>
      <text:p text:style-name="Standard"/>
      <text:p text:style-name="Standard">Two common jQuery event methods</text:p>
      <text:p text:style-name="Standard">-ready(handler)- the event handler runs when the DOM is ready (when the page is fully loaded and all elements are ready to be addressed, similar to onLoad but jquery version)</text:p>
      <text:p text:style-name="Standard">-click(handler)- the event handler runs when the selected element is clicked</text:p>
      <text:p text:style-name="Standard"/>
      <text:p text:style-name="Standard">How to code an event handler for the ready event</text:p>
      <text:p text:style-name="Standard">-the long way</text:p>
      <text:p text:style-name="Standard">$(document).ready(function() {</text:p>
      <text:p text:style-name="Standard"><text:tab/>alert(“The DOM is ready”);</text:p>
      <text:p text:style-name="Standard">});</text:p>
      <text:p text:style-name="Standard">-the short way</text:p>
      <text:p text:style-name="Standard">$(function() { <text:s text:c="5"/>//(document).ready is assumed</text:p>
      <text:p text:style-name="Standard"><text:tab/>alert(“The DOM is ready”);</text:p>
      <text:p text:style-name="Standard">});</text:p>
      <text:p text:style-name="Standard"/>
      <text:p text:style-name="Standard">An event handler for the click event of all h2 elements</text:p>
      <text:p text:style-name="Standard">$(“h2”).click(function() {</text:p>
      <text:p text:style-name="Standard"><text:tab/>alert(“This heading has been clicked”);</text:p>
      <text:p text:style-name="Standard">});</text:p>
      <text:p text:style-name="Standard"/>
      <text:p text:style-name="Standard">The click event handler within the ready event handler</text:p>
      <text:p text:style-name="Standard">$(document).ready(function() {</text:p>
      <text:p text:style-name="Standard"><text:tab/>$(“h2”).click(function() {</text:p>
      <text:p text:style-name="Standard"><text:tab/><text:tab/>alert(“This heading has been clicked”);</text:p>
      <text:p text:style-name="Standard"><text:tab/>}) <text:s/>//end of click event handler</text:p>
      <text:p text:style-name="Standard">}) <text:s/>//end of ready event handler</text:p>
      <text:p text:style-name="Standard"/>
      <text:p text:style-name="Standard">example (gives an alert when h2 heading elements on the web page are clicked)</text:p>
      <text:p text:style-name="Standard">$(document).ready(function() {</text:p>
      <text:p text:style-name="Standard"><text:tab/>//we're just using an element selector in the double quotes</text:p>
      <text:p text:style-name="Standard"><text:tab/>//moral equivalent of “get elements by tag name” so it will get all h2s</text:p>
      <text:p text:style-name="Standard"><text:tab/>//attaches a click listener and the anonymous function to all h2s</text:p>
      <text:p text:style-name="Standard"><text:soft-page-break/><text:tab/>//in this example, it's placed in 3 headings just with these few lines of code</text:p>
      <text:p text:style-name="Standard"><text:tab/>$(“h2”).click(function() {</text:p>
      <text:p text:style-name="Standard"><text:tab/><text:tab/>alert(“This heading has been clicked”);</text:p>
      <text:p text:style-name="Standard"><text:tab/>}) //end of click event handler</text:p>
      <text:p text:style-name="Standard">}) //end of ready event handler</text:p>
      <text:p text:style-name="Standard"/>
      <text:p text:style-name="Standard">Simple Data Validation Example (checks that a name is entered into a text box, says that a name is required)</text:p>
      <text:p text:style-name="Standard">-in the html there is a span tag that is empty, we are using that as an error message in the jquery. It is blank to start but will appear when there's an error (ie. No name enetered)</text:p>
      <text:p text:style-name="Standard">$(document).ready(function() {</text:p>
      <text:p text:style-name="Standard"/>
      <text:p text:style-name="Standard"><text:tab/>$(“#clickme”).click(function() {</text:p>
      <text:p text:style-name="Standard"/>
      <text:p text:style-name="Standard"><text:tab/><text:tab/>//remember that .text is sort of like an innerHTML statement </text:p>
      <text:p text:style-name="Standard"><text:tab/><text:tab/>//setting these empty here so that the messages can go away when the error is fixed</text:p>
      <text:p text:style-name="Standard"><text:tab/><text:tab/>$(“#errorfirst”).text(“”);</text:p>
      <text:p text:style-name="Standard"><text:tab/><text:tab/>$(“#message”),text(“”);</text:p>
      <text:p text:style-name="Standard"/>
      <text:p text:style-name="Standard"><text:tab/><text:tab/>#getting the firstname element</text:p>
      <text:p text:style-name="Standard"><text:tab/><text:tab/>var myfirst = $(“#firstname”).val();</text:p>
      <text:p text:style-name="Standard"/>
      <text:p text:style-name="Standard"><text:tab/><text:tab/>//if statement checking if it is empty</text:p>
      <text:p text:style-name="Standard"><text:tab/><text:tab/>if (myfirst == “”)</text:p>
      <text:p text:style-name="Standard"><text:tab/><text:tab/>{</text:p>
      <text:p text:style-name="Standard"><text:tab/><text:tab/><text:tab/>//setting text to display error</text:p>
      <text:p text:style-name="Standard"><text:tab/><text:tab/><text:tab/>$(“#errorfirst”).text(“Name is required”);</text:p>
      <text:p text:style-name="Standard"><text:tab/><text:tab/><text:tab/>//return out of the function, done with this area of javascript</text:p>
      <text:p text:style-name="Standard"><text:tab/><text:tab/><text:tab/>return;</text:p>
      <text:p text:style-name="Standard"><text:tab/><text:tab/>}</text:p>
      <text:p text:style-name="Standard"/>
      <text:p text:style-name="Standard"><text:tab/><text:tab/>$(“message”).text(“Hi “ + myfirst);</text:p>
      <text:p text:style-name="Standard"/>
      <text:p text:style-name="Standard"><text:tab/>}) <text:s/>//end of click handler</text:p>
      <text:p text:style-name="Standard">}) <text:s/>//end of ready</text:p>
      <text:p text:style-name="P1"/>
      <text:p text:style-name="Standard"/>
      <text:p text:style-name="Standard">7.3</text:p>
      <text:p text:style-name="Standard">Selectors and Methods</text:p>
      <text:p text:style-name="Standard"/>
      <text:p text:style-name="Standard">Some of the most useful jQuery selectors</text:p>
      <text:p text:style-name="Standard">(notice that these are using colons)</text:p>
      <text:p text:style-name="Standard">[attribute]</text:p>
      <text:p text:style-name="Standard">[attribute=value]</text:p>
      <text:p text:style-name="Standard">:aq(n)</text:p>
      <text:p text:style-name="Standard">:even</text:p>
      <text:p text:style-name="Standard">:first</text:p>
      <text:p text:style-name="Standard">:first-child</text:p>
      <text:p text:style-name="Standard">:get(n)</text:p>
      <text:p text:style-name="Standard"><text:soft-page-break/>:header</text:p>
      <text:p text:style-name="Standard">:last</text:p>
      <text:p text:style-name="Standard">:last-child</text:p>
      <text:p text:style-name="Standard">:lt(n)</text:p>
      <text:p text:style-name="Standard">not(selector)</text:p>
      <text:p text:style-name="Standard">:odd</text:p>
      <text:p text:style-name="Standard">:test</text:p>
      <text:p text:style-name="Standard"/>
      <text:p text:style-name="Standard">Examples that use jQuery selectors</text:p>
      <text:p text:style-name="Standard">-Select the li elements that are the first child of their parent element</text:p>
      <text:p text:style-name="Standard"><text:tab/>$(“li:first-child”)</text:p>
      <text:p text:style-name="Standard">-Select the even tr elements of a table (every other row)</text:p>
      <text:p text:style-name="Standard"><text:tab/>$(“tr:even”) <text:s/>//numbering starts at 0</text:p>
      <text:p text:style-name="Standard">-Select the third descendant &lt;p&gt; element of an element (not used as much)</text:p>
      <text:p text:style-name="Standard"><text:tab/>$(“#faqs p:aq(2)”) <text:s text:c="2"/>//numbering starts at 0</text:p>
      <text:p text:style-name="Standard">-Select all input elements with “text” as the type attribute</text:p>
      <text:p text:style-name="Standard"><text:tab/>$(“:text”)</text:p>
      <text:p text:style-name="Standard"/>
      <text:p text:style-name="Standard">A summary of the most useful jQuery methods</text:p>
      <text:p text:style-name="Standard">next([selecor])</text:p>
      <text:p text:style-name="Standard">prev([selector])</text:p>
      <text:p text:style-name="Standard">attr(attributeName) <text:s/>//similar to a getAttribute</text:p>
      <text:p text:style-name="Standard">attr(attributeName, value) <text:s/>//setting the value of the attribute to be something else</text:p>
      <text:p text:style-name="Standard">css(propertyName) <text:s/>//can use jQuery to change styles directly on your page</text:p>
      <text:p text:style-name="Standard">css(propertyName, value) <text:s/>//can use value to change a color</text:p>
      <text:p text:style-name="Standard">addClass(className) <text:s/>//allows you to add a class to an element</text:p>
      <text:p text:style-name="Standard">removeClass([className]) <text:s/>//removes class from element</text:p>
      <text:p text:style-name="Standard">toggleClass(className)</text:p>
      <text:p text:style-name="Standard">hide([duration]) <text:s/>//can make things disappear, duration does an animating effect</text:p>
      <text:p text:style-name="Standard">show([duration]) <text:s/>//can make things appear, duration does an animating effect</text:p>
      <text:p text:style-name="Standard">each(function) <text:s/>//somewhat like a for loop</text:p>
      <text:p text:style-name="Standard"/>
      <text:p text:style-name="Standard">Examples that use jQuery methods</text:p>
      <text:p text:style-name="Standard">-Get the value of the src attribute of an image</text:p>
      <text:p text:style-name="Standard"><text:tab/>$(“#image”).attr(“src”);</text:p>
      <text:p text:style-name="Standard">-Set the value of the src attribute of an image to the value of a variable</text:p>
      <text:p text:style-name="Standard"><text:tab/>$(“#image”).attr(“src”, imageSource);</text:p>
      <text:p text:style-name="Standard">note: imageSource is a javascript variable here, quotes refer to an exact value</text:p>
      <text:p text:style-name="Standard">-Set the value of the color property of the h2 elements</text:p>
      <text:p text:style-name="Standard"><text:tab/>$(“h2”).css(“color”, “blue”);</text:p>
      <text:p text:style-name="Standard">-Add a class to the h2 descendants of the “faqs” element</text:p>
      <text:p text:style-name="Standard"><text:tab/>$(“#faqs h2”).addClass(“minus”);</text:p>
      <text:p text:style-name="Standard">-Run a function for each &lt;a&gt; element within an “image_list” element</text:p>
      <text:p text:style-name="Standard"><text:tab/>$(“#image_list a”).each(function() {</text:p>
      <text:p text:style-name="Standard"><text:tab/><text:tab/>//the statements of the function</text:p>
      <text:p text:style-name="Standard"><text:tab/>})</text:p>
      <text:p text:style-name="Standard"/>
      <text:p text:style-name="Standard"/>
      <text:p text:style-name="Standard"/>
      <text:p text:style-name="Standard"><text:soft-page-break/>Selectors and Methods Example (every other row in the table is light blue, clicking on caption fades the table out and clicking again can fade it back in) (no id tags used in this exercise):</text:p>
      <text:p text:style-name="Standard">$(document).ready(function() {</text:p>
      <text:p text:style-name="Standard"/>
      <text:p text:style-name="Standard"><text:tab/>//when ready, it applies this selector immediately</text:p>
      <text:p text:style-name="Standard"><text:tab/>//look at the tbody, look at the even rows, apply a new background-color with css method (notice that it is still written in css style “background-color”)</text:p>
      <text:p text:style-name="Standard"><text:tab/>//remember that even starts with 0, so it counts 0 2 4</text:p>
      <text:p text:style-name="Standard"><text:tab/>$(“tbody &gt; tr:even”).css(“background-color”, “lightblue”);</text:p>
      <text:p text:style-name="Standard"/>
      <text:p text:style-name="Standard"><text:tab/>//referencing caption tag in the html</text:p>
      <text:p text:style-name="Standard"><text:tab/>//has a click event to then run the anonymous function</text:p>
      <text:p text:style-name="Standard"><text:tab/>$(“caption”).click(function() {</text:p>
      <text:p text:style-name="Standard"/>
      <text:p text:style-name="Standard"><text:tab/><text:tab/>//selects the body</text:p>
      <text:p text:style-name="Standard"><text:tab/><text:tab/>//applies the display property but has not done anything with it yet</text:p>
      <text:p text:style-name="Standard"><text:tab/><text:tab/>//returning the current value of the display value and putting it in a tableVisible variable</text:p>
      <text:p text:style-name="Standard"><text:tab/><text:tab/>var tableVisible = $(“tbody”).css(“display”);</text:p>
      <text:p text:style-name="Standard"/>
      <text:p text:style-name="Standard"><text:tab/><text:tab/>//if statement looks at the status of the tableVisible variable</text:p>
      <text:p text:style-name="Standard"><text:tab/><text:tab/>if (tableVisible == “none”)</text:p>
      <text:p text:style-name="Standard"><text:tab/><text:tab/>{</text:p>
      <text:p text:style-name="Standard"><text:tab/><text:tab/><text:tab/>//activates the show method on tbody</text:p>
      <text:p text:style-name="Standard"><text:tab/><text:tab/><text:tab/>//slow is the animation speed</text:p>
      <text:p text:style-name="Standard"><text:tab/><text:tab/><text:tab/>$(“tbody”).show(“slow”);</text:p>
      <text:p text:style-name="Standard"><text:tab/><text:tab/>}</text:p>
      <text:p text:style-name="Standard"><text:tab/><text:tab/>else <text:s/>//not “none”, so we can see it</text:p>
      <text:p text:style-name="Standard"><text:tab/><text:tab/>{</text:p>
      <text:p text:style-name="Standard"><text:tab/><text:tab/><text:tab/>//activates the hide method on tbody</text:p>
      <text:p text:style-name="Standard"><text:tab/><text:tab/><text:tab/>$(“tbody”).hide(“slow”);</text:p>
      <text:p text:style-name="Standard"><text:tab/><text:tab/>}</text:p>
      <text:p text:style-name="Standard"><text:tab/>});</text:p>
      <text:p text:style-name="Standard">}); <text:s/>//end ready</text:p>
      <text:p text:style-name="Standard"/>
      <text:p text:style-name="Standard">Some of the most useful jQuery event methods:</text:p>
      <text:p text:style-name="Standard">ready(handler)</text:p>
      <text:p text:style-name="Standard">unload(handler) <text:s/>//something you may want to do as window closes</text:p>
      <text:p text:style-name="Standard">error(handler)</text:p>
      <text:p text:style-name="Standard">click(handler)</text:p>
      <text:p text:style-name="Standard">dblclick(handler) <text:s/>//used for double-clicks (apparently can have issues, careful with this method)</text:p>
      <text:p text:style-name="Standard">mouseenter(handler) </text:p>
      <text:p text:style-name="Standard">mouseover(handler)</text:p>
      <text:p text:style-name="Standard">mouseout(handler)</text:p>
      <text:p text:style-name="Standard">hover(handlerIn, handlerOut)</text:p>
      <text:p text:style-name="Standard"/>
      <text:p text:style-name="Standard"/>
      <text:p text:style-name="Standard"/>
      <text:p text:style-name="Standard"/>
      <text:p text:style-name="Standard"/>
      <text:p text:style-name="Standard"><text:soft-page-break/>Examples that use jQuery event methods</text:p>
      <text:p text:style-name="Standard">-A handler for the double-click event of all text boxes that clears the clicked box</text:p>
      <text:p text:style-name="Standard">$(“.text”).dblclick(function() {</text:p>
      <text:p text:style-name="Standard"><text:tab/>//this means this (whatever element it is working on)</text:p>
      <text:p text:style-name="Standard"><text:tab/>//whatever it senses is active, it will act on</text:p>
      <text:p text:style-name="Standard"><text:tab/>$(this).val(“”);</text:p>
      <text:p text:style-name="Standard">}</text:p>
      <text:p text:style-name="Standard">-A handler for the hover event of each img element within a list</text:p>
      <text:p text:style-name="Standard">//give me all img tags in the #image_list</text:p>
      <text:p text:style-name="Standard">//hover here is doing what a mouseover and mouseout event would do</text:p>
      <text:p text:style-name="Standard">$(“#image_list img”).hover(</text:p>
      <text:p text:style-name="Standard"><text:tab/>function() {</text:p>
      <text:p text:style-name="Standard"><text:tab/><text:tab/>alert(“The mouse pointer has moved into an img element”);</text:p>
      <text:p text:style-name="Standard"><text:tab/>},</text:p>
      <text:p text:style-name="Standard"><text:tab/>function() {</text:p>
      <text:p text:style-name="Standard"><text:tab/><text:tab/>alert(“The mouse pointer has moved out of an img element”);</text:p>
      <text:p text:style-name="Standard"><text:tab/>}</text:p>
      <text:p text:style-name="Standard">); <text:s/>//end hover</text:p>
      <text:p text:style-name="Standard"/>
      <text:p text:style-name="Standard">Event-Methods Example (using a “double-click to clear text” function on page, also image changes if you hover over it)</text:p>
      <text:p text:style-name="Standard">$(document).ready(function() }</text:p>
      <text:p text:style-name="Standard"/>
      <text:p text:style-name="Standard"><text:tab/>$(“#clickme”).click(function() {</text:p>
      <text:p text:style-name="Standard"/>
      <text:p text:style-name="Standard"><text:tab/><text:tab/>$(“#errorfirst”).text(“”);</text:p>
      <text:p text:style-name="Standard"><text:tab/><text:tab/>$(“#message”).text(“”);</text:p>
      <text:p text:style-name="Standard"/>
      <text:p text:style-name="Standard"><text:tab/><text:tab/>var myfirst = $(“#firstname”).val();</text:p>
      <text:p text:style-name="Standard"/>
      <text:p text:style-name="Standard"><text:tab/><text:tab/>if (myfirst == “”)</text:p>
      <text:p text:style-name="Standard"><text:tab/><text:tab/>{</text:p>
      <text:p text:style-name="Standard"><text:tab/><text:tab/><text:tab/>$(“#errorfirst”).text(“Name is required”);</text:p>
      <text:p text:style-name="Standard"><text:tab/><text:tab/><text:tab/>return;</text:p>
      <text:p text:style-name="Standard"><text:tab/><text:tab/>}</text:p>
      <text:p text:style-name="Standard"/>
      <text:p text:style-name="Standard"><text:tab/><text:tab/>$(“#message”).text(“Hi “ + myfirst);</text:p>
      <text:p text:style-name="Standard">}) <text:s/>//end of click handler</text:p>
      <text:p text:style-name="Standard"/>
      <text:p text:style-name="Standard"><text:tab/>//:text looks at any text field I have and attaches a double-click to it</text:p>
      <text:p text:style-name="Standard"><text:tab/>$(“:text”).dblclick(function() {</text:p>
      <text:p text:style-name="Standard"><text:tab/><text:tab/>//remember that this is not used in double quote</text:p>
      <text:p text:style-name="Standard"><text:tab/><text:tab/>//here this refers to the element on which you double-click</text:p>
      <text:p text:style-name="Standard"><text:tab/><text:tab/>//.val(“”) changes the text to blank here</text:p>
      <text:p text:style-name="Standard"><text:tab/><text:tab/>$(this).val(“”);</text:p>
      <text:p text:style-name="Standard"><text:tab/>}) <text:s/>//end of dblclick handler</text:p>
      <text:p text:style-name="Standard"/>
      <text:p text:style-name="Standard"><text:tab/>//mouseover event happens when the pointer goes over the image</text:p>
      <text:p text:style-name="Standard"><text:tab/>$(“img”).mouseover(</text:p>
      <text:p text:style-name="Standard"><text:soft-page-break/><text:tab/><text:tab/>function() {</text:p>
      <text:p text:style-name="Standard"><text:tab/><text:tab/><text:tab/>//changes the source file to a new image when hovered over</text:p>
      <text:p text:style-name="Standard"><text:tab/><text:tab/><text:tab/>$(this).attr(“src”, “<text:a xlink:type="simple" xlink:href="http://profperry.com/Classes20.JavaScript" text:style-name="Internet_20_link" text:visited-style-name="Visited_20_Internet_20_Link">http://profperry.com/Classes20.JavaScript</text:a>/Examples/unbirthdayov.jpg”)</text:p>
      <text:p text:style-name="Standard"><text:tab/><text:tab/><text:tab/>//alert(“over”);</text:p>
      <text:p text:style-name="Standard"><text:tab/>})</text:p>
      <text:p text:style-name="Standard"/>
      <text:p text:style-name="Standard"><text:tab/>//mouseout event happens when the pointer goes over the image</text:p>
      <text:p text:style-name="Standard"><text:tab/>$(“img”).mouseout (</text:p>
      <text:p text:style-name="Standard"><text:tab/><text:tab/>function() {</text:p>
      <text:p text:style-name="Standard"><text:tab/><text:tab/><text:tab/>$(this).attr(“src”, “<text:a xlink:type="simple" xlink:href="http://profperry/Classes20/JavaScript" text:style-name="Internet_20_link" text:visited-style-name="Visited_20_Internet_20_Link">http://profperry/Classes20/JavaScript</text:a>/Examples/unbirthday.jpg”</text:p>
      <text:p text:style-name="Standard"><text:tab/><text:tab/><text:tab/>//alert(“out”);</text:p>
      <text:p text:style-name="Standard"><text:tab/>})</text:p>
      <text:p text:style-name="Standard"/>
      <text:p text:style-name="Standard">}) //end of read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aco" svg:font-family="Monaco, Menlo, Consolas, 'Courier New',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0-23T15:18:18.39</meta:creation-date>
    <meta:generator>OpenOffice/4.1.7$Win32 OpenOffice.org_project/417m1$Build-9800</meta:generator>
    <dc:date>2020-10-23T19:10:24.78</dc:date>
    <meta:editing-duration>PT1H46M33S</meta:editing-duration>
    <meta:editing-cycles>82</meta:editing-cycles>
    <meta:document-statistic meta:table-count="0" meta:image-count="0" meta:object-count="0" meta:page-count="8" meta:paragraph-count="291" meta:word-count="1674" meta:character-count="11060"/>
  </office:meta>
</office:document-meta>
</file>